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.265cm" fo:margin-bottom="0.247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.265cm" fo:margin-bottom="0.247cm" style:contextual-spacing="false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265cm" fo:margin-bottom="0.247cm" style:contextual-spacing="false" fo:text-align="justify" style:justify-single-word="false" fo:text-indent="0cm" style:auto-text-indent="false"/>
      <style:text-properties fo:color="#856404" loext:opacity="100%" fo:background-color="#fff3cd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style:style style:name="P7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  <style:text-properties fo:color="#2e8b57" loext:opacity="100%"/>
    </style:style>
    <style:style style:name="P8" style:family="paragraph" style:parent-style-name="Text_20_body">
      <style:paragraph-properties fo:margin-left="0cm" fo:margin-right="0cm" fo:margin-top="0.397cm" fo:margin-bottom="0.397cm" style:contextual-spacing="false" fo:text-indent="0cm" style:auto-text-indent="false"/>
      <style:text-properties fo:color="#0d47a1" loext:opacity="100%" style:font-name="Courier New" fo:background-color="#e8f4ff" loext:padding-left="0.397cm" loext:padding-right="0cm" loext:padding-top="0cm" loext:padding-bottom="0cm" loext:border-left="3.74pt solid #2196f3" loext:border-right="none" loext:border-top="none" loext:border-bottom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T1" style:family="text">
      <style:text-properties fo:color="#228b22" loext:opacity="100%" fo:background-color="#fff3cd" loext:char-shading-value="0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style:style style:name="T2" style:family="text">
      <style:text-properties fo:color="#856404" loext:opacity="100%" fo:background-color="#fff3cd" loext:char-shading-value="0" loext:padding-left="0.265cm" loext:padding-right="0cm" loext:padding-top="0.265cm" loext:padding-bottom="0.265cm" loext:border-left="0.06pt solid #ffeeba" loext:border-right="none" loext:border-top="0.06pt solid #ffeeba" loext:border-bottom="0.06pt solid #ffeeba"/>
    </style:style>
    <style:style style:name="T3" style:family="text">
      <style:text-properties fo:color="#228b22" loext:opacity="100%"/>
    </style:style>
    <style:style style:name="T4" style:family="text">
      <style:text-properties fo:color="#006400" loext:opacity="100%" style:font-name="Courier New" fo:background-color="#f0fff0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Usar a IA para Estudar (Sem Trapacear) 🤖</text:h>
      <text:h text:style-name="P2" text:outline-level="2">O Seu Novo "Monitor Particular"</text:h>
      <text:p text:style-name="P3">Ferramentas como ChatGPT, Gemini e Copilot são incríveis, mas podem ser perigosas para quem está aprendendo. Pense nelas como um amigo muito inteligente sentado ao seu lado.</text:p>
      <text:p text:style-name="P4"><text:span text:style-name="Strong_20_Emphasis"><text:span text:style-name="T1">A Regra da Academia 🏋️‍♂️</text:span></text:span></text:p>
      <text:p text:style-name="P5"><text:span text:style-name="T2">Pedir para a IA escrever o código para você é igual pedir para um amigo levantar o peso por você na academia. O peso vai subir, mas </text:span><text:span text:style-name="Strong_20_Emphasis"><text:span text:style-name="T1">quem fica forte é o seu amigo, e não você.</text:span></text:span></text:p>
      <text:p text:style-name="P6">Na hora da prova (ou do trabalho real), a IA não vai estar lá para "levantar o peso".</text:p>
      <text:p text:style-name="P3">Abaixo, veja como usar a IA para aprender de verdade, pedindo explicações e não respostas.</text:p>
      <text:h text:style-name="P2" text:outline-level="2">Cenário 1: "Não entendi nada da matéria" 🤯</text:h>
      <text:p text:style-name="P3">Às vezes a explicação do professor (ou este material) parece grego. Use a IA para simplificar.</text:p>
      <text:h text:style-name="P7" text:outline-level="3">O Prompt (Comando) Correto:</text:h>
      <text:p text:style-name="P8">"Estou aprendendo JavaScript e não entendi o conceito de [ASSUNTO].<text:line-break/>Você pode me explicar como se eu tivesse 12 anos?<text:line-break/>Use uma analogia do mundo real (como cozinha, jogos ou futebol) para eu entender."</text:p>
      <text:p text:style-name="P3"><text:span text:style-name="Strong_20_Emphasis"><text:span text:style-name="T3">Exemplo Real:</text:span></text:span></text:p>
      <text:p text:style-name="P3"><text:span text:style-name="Emphasis">"Explique o que é uma Variável como se eu fosse uma criança."</text:span><text:line-break/>A IA provavelmente vai falar sobre caixas de brinquedos ou potes de cozinha, o que ajuda muito a visualizar!</text:p>
      <text:h text:style-name="P2" text:outline-level="2"><text:soft-page-break/>Cenário 2: "Tenho um exercício, mas não sei começar" ✍️</text:h>
      <text:p text:style-name="P3">O erro comum é colar o enunciado e pedir a resposta. <text:span text:style-name="Strong_20_Emphasis"><text:span text:style-name="T3">Não faça isso!</text:span></text:span> Peça um "plano de ataque".</text:p>
      <text:h text:style-name="P7" text:outline-level="3">O Prompt Correto:</text:h>
      <text:p text:style-name="P8">"Tenho que criar um algoritmo que [DESCREVA O PROBLEMA].<text:line-break/>Não me dê o código pronto! 🚫<text:line-break/>Eu quero apenas que você liste os passos lógicos (lógica de programação) que eu preciso seguir.<text:line-break/>Quais variáveis vou precisar? Qual conta matemática devo fazer?"</text:p>
      <text:p text:style-name="P3"><text:span text:style-name="Strong_20_Emphasis"><text:span text:style-name="T3">A IA vai responder algo como:</text:span></text:span></text:p>
      <text:list text:style-name="L1">
        <text:list-item>
          <text:p text:style-name="P9">1. Crie uma variável para a nota 1.</text:p>
        </text:list-item>
        <text:list-item>
          <text:p text:style-name="P9">2. Crie uma variável para a nota 2.</text:p>
        </text:list-item>
        <text:list-item>
          <text:p text:style-name="P9">3. Some as duas e divida por 2.</text:p>
        </text:list-item>
        <text:list-item>
          <text:p text:style-name="P10">4. Se o resultado for maior que 6, mostre "Passou".</text:p>
        </text:list-item>
      </text:list>
      <text:p text:style-name="P3">Percebeu? Ela te deu a receita, mas <text:span text:style-name="Strong_20_Emphasis"><text:span text:style-name="T3">você</text:span></text:span> tem que cozinhar (escrever o código).</text:p>
      <text:h text:style-name="P2" text:outline-level="2">Cenário 3: "Deu erro e eu não acho onde está!" 🐞</text:h>
      <text:p text:style-name="P3">Ficar horas olhando para um erro simples desanima. A IA é ótima para achar "vírgulas faltando".</text:p>
      <text:h text:style-name="P7" text:outline-level="3">O Prompt Correto:</text:h>
      <text:p text:style-name="P8">"Meu código está dando erro nesta linha.<text:line-break/>[COLE SEU CÓDIGO AQUI]<text:line-break/>Aponte onde eu errei e explique O PORQUÊ do erro, mas não reescreva o código inteiro para mim. Quero eu mesmo corrigir."</text:p>
      <text:p text:style-name="P3">Assim, você entende que esqueceu de fechar um parêntese <text:span text:style-name="Source_20_Text"><text:span text:style-name="T4">)</text:span></text:span> ou escreveu <text:span text:style-name="Source_20_Text"><text:span text:style-name="T4">Consoel</text:span></text:span> em vez de <text:span text:style-name="Source_20_Text"><text:span text:style-name="T4">Console</text:span></text:span>, e aprende a prestar atenção na próxima.</text:p>
      <text:h text:style-name="P2" text:outline-level="2">Resumo: Modelos de Prompts para Copiar</text:h>
      <text:p text:style-name="P3">Use estes modelos quando estiver travado:</text:p>
      <text:h text:style-name="P7" text:outline-level="3">Para entender teoria:</text:h>
      <text:p text:style-name="P8">"Me dê 3 exemplos práticos de uso do comando [COMANDO] no dia a dia de um programador."</text:p>
      <text:h text:style-name="P7" text:outline-level="3"><text:soft-page-break/>Para entender um código difícil:</text:h>
      <text:p text:style-name="P8">"Vou colar um código abaixo. Comente linha por linha o que está acontecendo, traduzindo para português simples."</text:p>
      <text:h text:style-name="P7" text:outline-level="3">Para estudar para prova:</text:h>
      <text:p text:style-name="P8">"Crie 3 exercícios simples de JavaScript sobre [ASSUNTO] para eu treinar. Não coloque a resposta, apenas o enunciado. Depois que eu responder, eu colo aqui e você corrige."</text:p>
      <text:h text:style-name="P2" text:outline-level="2">Cuidado: A IA pode mentir (Alucinação) 🤥</text:h>
      <text:p text:style-name="P3">As IAs às vezes inventam comandos que não existem ou dão explicações erradas com muita confiança. Sempre teste o código. Se a IA falar algo que contradiz o professor, pergunte ao professor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21:33:12.512040500</meta:creation-date>
    <dc:date>2026-04-09T21:34:22.895122600</dc:date>
    <meta:editing-duration>PT1M14S</meta:editing-duration>
    <meta:editing-cycles>1</meta:editing-cycles>
    <meta:document-statistic meta:table-count="0" meta:image-count="0" meta:object-count="0" meta:page-count="3" meta:paragraph-count="38" meta:word-count="554" meta:character-count="3075" meta:non-whitespace-character-count="2563"/>
    <meta:generator>LibreOffice/26.2.2.2$Windows_X86_64 LibreOffice_project/1f77d10d6938fd34972958f64b2bcfa54f8b1ba5</meta:generator>
  </office:meta>
</office:document-meta>
</file>